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bapscspcsar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xp value</text:p>
          </table:table-cell>
          <table:table-cell office:value-type="string" calcext:value-type="string">
            <text:p>cutoff 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p-10-5-A-1.txt</text:p>
          </table:table-cell>
          <table:table-cell table:number-columns-repeated="2" office:value-type="float" office:value="35.9985" calcext:value-type="float">
            <text:p>35.9985</text:p>
          </table:table-cell>
          <table:table-cell office:value-type="float" office:value="4859" calcext:value-type="float">
            <text:p>4859</text:p>
          </table:table-cell>
          <table:table-cell office:value-type="float" office:value="35.9986" calcext:value-type="float">
            <text:p>35.99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A-2.txt</text:p>
          </table:table-cell>
          <table:table-cell office:value-type="float" office:value="19.2693" calcext:value-type="float">
            <text:p>19.2693</text:p>
          </table:table-cell>
          <table:table-cell office:value-type="float" office:value="42" calcext:value-type="float">
            <text:p>42</text:p>
          </table:table-cell>
          <table:table-cell office:value-type="float" office:value="68721" calcext:value-type="float">
            <text:p>68721</text:p>
          </table:table-cell>
          <table:table-cell office:value-type="float" office:value="41.62044" calcext:value-type="float">
            <text:p>41.620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B-1.txt</text:p>
          </table:table-cell>
          <table:table-cell table:number-columns-repeated="2" office:value-type="float" office:value="22.8668" calcext:value-type="float">
            <text:p>22.8668</text:p>
          </table:table-cell>
          <table:table-cell office:value-type="float" office:value="1443" calcext:value-type="float">
            <text:p>1443</text:p>
          </table:table-cell>
          <table:table-cell office:value-type="float" office:value="22.8668" calcext:value-type="float">
            <text:p>22.866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Le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p-10-5-B-2.txt</text:p>
          </table:table-cell>
          <table:table-cell table:number-columns-repeated="2" office:value-type="float" office:value="20.479" calcext:value-type="float">
            <text:p>20.479</text:p>
          </table:table-cell>
          <table:table-cell office:value-type="float" office:value="1901" calcext:value-type="float">
            <text:p>1901</text:p>
          </table:table-cell>
          <table:table-cell office:value-type="float" office:value="20.479" calcext:value-type="float">
            <text:p>20.47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C-1.txt</text:p>
          </table:table-cell>
          <table:table-cell table:number-columns-repeated="2" office:value-type="float" office:value="19.3647" calcext:value-type="float">
            <text:p>19.3647</text:p>
          </table:table-cell>
          <table:table-cell office:value-type="float" office:value="33522" calcext:value-type="float">
            <text:p>33522</text:p>
          </table:table-cell>
          <table:table-cell office:value-type="float" office:value="19.364" calcext:value-type="float">
            <text:p>19.36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10-5-C-2.txt</text:p>
          </table:table-cell>
          <table:table-cell table:number-columns-repeated="2" office:value-type="float" office:value="22.7472" calcext:value-type="float">
            <text:p>22.7472</text:p>
          </table:table-cell>
          <table:table-cell office:value-type="float" office:value="24325" calcext:value-type="float">
            <text:p>24325</text:p>
          </table:table-cell>
          <table:table-cell office:value-type="float" office:value="22.7472" calcext:value-type="float">
            <text:p>22.747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A-1.txt</text:p>
          </table:table-cell>
          <table:table-cell table:number-columns-repeated="2" office:value-type="float" office:value="14.1592" calcext:value-type="float">
            <text:p>14.1592</text:p>
          </table:table-cell>
          <table:table-cell office:value-type="float" office:value="29" calcext:value-type="float">
            <text:p>29</text:p>
          </table:table-cell>
          <table:table-cell office:value-type="float" office:value="14.1593" calcext:value-type="float">
            <text:p>14.15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A-2.txt</text:p>
          </table:table-cell>
          <table:table-cell table:number-columns-repeated="2" office:value-type="float" office:value="3.05882" calcext:value-type="float">
            <text:p>3.05882</text:p>
          </table:table-cell>
          <table:table-cell office:value-type="float" office:value="10" calcext:value-type="float">
            <text:p>10</text:p>
          </table:table-cell>
          <table:table-cell office:value-type="float" office:value="3.0588" calcext:value-type="float">
            <text:p>3.05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.6262" calcext:value-type="float">
            <text:p>-3.626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B-2.txt</text:p>
          </table:table-cell>
          <table:table-cell table:number-columns-repeated="2" office:value-type="float" office:value="-1.76507" calcext:value-type="float">
            <text:p>-1.76507</text:p>
          </table:table-cell>
          <table:table-cell office:value-type="float" office:value="7" calcext:value-type="float">
            <text:p>7</text:p>
          </table:table-cell>
          <table:table-cell office:value-type="float" office:value="-1.765" calcext:value-type="float">
            <text:p>-1.76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7.3008" calcext:value-type="float">
            <text:p>-37.3008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10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8.451" calcext:value-type="float">
            <text:p>-18.451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A-1.txt</text:p>
          </table:table-cell>
          <table:table-cell table:number-columns-repeated="2" office:value-type="float" office:value="18.8129" calcext:value-type="float">
            <text:p>18.8129</text:p>
          </table:table-cell>
          <table:table-cell office:value-type="float" office:value="644" calcext:value-type="float">
            <text:p>644</text:p>
          </table:table-cell>
          <table:table-cell office:value-type="float" office:value="18.8129" calcext:value-type="float">
            <text:p>18.81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A-2.txt</text:p>
          </table:table-cell>
          <table:table-cell table:number-columns-repeated="2" office:value-type="float" office:value="19.9862" calcext:value-type="float">
            <text:p>19.9862</text:p>
          </table:table-cell>
          <table:table-cell office:value-type="float" office:value="216" calcext:value-type="float">
            <text:p>216</text:p>
          </table:table-cell>
          <table:table-cell office:value-type="float" office:value="19.98626" calcext:value-type="float">
            <text:p>19.986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B-1.txt</text:p>
          </table:table-cell>
          <table:table-cell table:number-columns-repeated="2" office:value-type="float" office:value="-5.53356" calcext:value-type="float">
            <text:p>-5.53356</text:p>
          </table:table-cell>
          <table:table-cell office:value-type="float" office:value="5" calcext:value-type="float">
            <text:p>5</text:p>
          </table:table-cell>
          <table:table-cell office:value-type="float" office:value="-5.5336" calcext:value-type="float">
            <text:p>-5.533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B-2.txt</text:p>
          </table:table-cell>
          <table:table-cell table:number-columns-repeated="2" office:value-type="float" office:value="13.2354" calcext:value-type="float">
            <text:p>13.2354</text:p>
          </table:table-cell>
          <table:table-cell office:value-type="float" office:value="38" calcext:value-type="float">
            <text:p>38</text:p>
          </table:table-cell>
          <table:table-cell office:value-type="float" office:value="13.2354" calcext:value-type="float">
            <text:p>13.23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C-1.txt</text:p>
          </table:table-cell>
          <table:table-cell table:number-columns-repeated="2" office:value-type="float" office:value="-7.48775" calcext:value-type="float">
            <text:p>-7.48775</text:p>
          </table:table-cell>
          <table:table-cell office:value-type="float" office:value="1038" calcext:value-type="float">
            <text:p>1038</text:p>
          </table:table-cell>
          <table:table-cell office:value-type="float" office:value="-7.48779999999999" calcext:value-type="float">
            <text:p>-7.4877999999999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5-C-2.txt</text:p>
          </table:table-cell>
          <table:table-cell table:number-columns-repeated="2" office:value-type="float" office:value="-8.56389" calcext:value-type="float">
            <text:p>-8.56389</text:p>
          </table:table-cell>
          <table:table-cell office:value-type="float" office:value="324" calcext:value-type="float">
            <text:p>324</text:p>
          </table:table-cell>
          <table:table-cell office:value-type="float" office:value="-8.652" calcext:value-type="float">
            <text:p>-8.65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outes in different veh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rp-5-6-A-1.txt</text:p>
          </table:table-cell>
          <table:table-cell table:number-columns-repeated="2" office:value-type="float" office:value="-2.30267" calcext:value-type="float">
            <text:p>-2.30267</text:p>
          </table:table-cell>
          <table:table-cell office:value-type="float" office:value="3" calcext:value-type="float">
            <text:p>3</text:p>
          </table:table-cell>
          <table:table-cell office:value-type="float" office:value="8.7319" calcext:value-type="float">
            <text:p>8.73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peating parcels (11 and 1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p-5-6-A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4.55671" calcext:value-type="float">
            <text:p>24.556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3338" calcext:value-type="float">
            <text:p>6.33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B-2.txt</text:p>
          </table:table-cell>
          <table:table-cell table:number-columns-repeated="2" office:value-type="float" office:value="9.24422" calcext:value-type="float">
            <text:p>9.24422</text:p>
          </table:table-cell>
          <table:table-cell office:value-type="float" office:value="30" calcext:value-type="float">
            <text:p>30</text:p>
          </table:table-cell>
          <table:table-cell office:value-type="float" office:value="9.2442" calcext:value-type="float">
            <text:p>9.24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4.2248" calcext:value-type="float">
            <text:p>-4.224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6-C-2.txt</text:p>
          </table:table-cell>
          <table:table-cell table:number-columns-repeated="2" office:value-type="float" office:value="-7.05117" calcext:value-type="float">
            <text:p>-7.05117</text:p>
          </table:table-cell>
          <table:table-cell office:value-type="float" office:value="4" calcext:value-type="float">
            <text:p>4</text:p>
          </table:table-cell>
          <table:table-cell office:value-type="float" office:value="-7.05120000000001" calcext:value-type="float">
            <text:p>-7.0512000000000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A-1.txt</text:p>
          </table:table-cell>
          <table:table-cell table:number-columns-repeated="2" office:value-type="float" office:value="18.9763" calcext:value-type="float">
            <text:p>18.9763</text:p>
          </table:table-cell>
          <table:table-cell office:value-type="float" office:value="884" calcext:value-type="float">
            <text:p>884</text:p>
          </table:table-cell>
          <table:table-cell office:value-type="float" office:value="18.97638" calcext:value-type="float">
            <text:p>18.976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A-2.txt</text:p>
          </table:table-cell>
          <table:table-cell table:number-columns-repeated="2" office:value-type="float" office:value="7.24461" calcext:value-type="float">
            <text:p>7.24461</text:p>
          </table:table-cell>
          <table:table-cell office:value-type="float" office:value="2" calcext:value-type="float">
            <text:p>2</text:p>
          </table:table-cell>
          <table:table-cell office:value-type="float" office:value="7.2446" calcext:value-type="float">
            <text:p>7.24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B-1.txt</text:p>
          </table:table-cell>
          <table:table-cell table:number-columns-repeated="2" office:value-type="float" office:value="5.45345" calcext:value-type="float">
            <text:p>5.45345</text:p>
          </table:table-cell>
          <table:table-cell office:value-type="float" office:value="3" calcext:value-type="float">
            <text:p>3</text:p>
          </table:table-cell>
          <table:table-cell office:value-type="float" office:value="20.7162" calcext:value-type="float">
            <text:p>20.71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8.7647" calcext:value-type="float">
            <text:p>-8.764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4.5501" calcext:value-type="float">
            <text:p>-24.5501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7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7.05540000000001" calcext:value-type="float">
            <text:p>-7.0554000000000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A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8516" calcext:value-type="float">
            <text:p>10.85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A-2.txt</text:p>
          </table:table-cell>
          <table:table-cell table:number-columns-repeated="2" office:value-type="float" office:value="1.0629" calcext:value-type="float">
            <text:p>1.0629</text:p>
          </table:table-cell>
          <table:table-cell office:value-type="float" office:value="7" calcext:value-type="float">
            <text:p>7</text:p>
          </table:table-cell>
          <table:table-cell office:value-type="float" office:value="1.0629" calcext:value-type="float">
            <text:p>1.06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8244" calcext:value-type="float">
            <text:p>10.8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4.4089" calcext:value-type="float">
            <text:p>-4.408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9.3361" calcext:value-type="float">
            <text:p>-29.3361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8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.1408" calcext:value-type="float">
            <text:p>8.14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A-1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3.7674" calcext:value-type="float">
            <text:p>13.76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A-2.txt</text:p>
          </table:table-cell>
          <table:table-cell table:number-columns-repeated="2" office:value-type="float" office:value="14.3458" calcext:value-type="float">
            <text:p>14.3458</text:p>
          </table:table-cell>
          <table:table-cell office:value-type="float" office:value="3" calcext:value-type="float">
            <text:p>3</text:p>
          </table:table-cell>
          <table:table-cell office:value-type="float" office:value="17.10069" calcext:value-type="float">
            <text:p>17.100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B-1.txt</text:p>
          </table:table-cell>
          <table:table-cell table:number-columns-repeated="2" office:value-type="float" office:value="-9.20037" calcext:value-type="float">
            <text:p>-9.20037</text:p>
          </table:table-cell>
          <table:table-cell office:value-type="float" office:value="90" calcext:value-type="float">
            <text:p>90</text:p>
          </table:table-cell>
          <table:table-cell office:value-type="float" office:value="-9.2004" calcext:value-type="float">
            <text:p>-9.200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B-2.txt</text:p>
          </table:table-cell>
          <table:table-cell table:number-columns-repeated="2" office:value-type="float" office:value="-14.3298" calcext:value-type="float">
            <text:p>-14.3298</text:p>
          </table:table-cell>
          <table:table-cell office:value-type="float" office:value="5" calcext:value-type="float">
            <text:p>5</text:p>
          </table:table-cell>
          <table:table-cell office:value-type="float" office:value="30.95009" calcext:value-type="float">
            <text:p>30.95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4.2424" calcext:value-type="float">
            <text:p>-14.242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5-9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5.69949999999999" calcext:value-type="float">
            <text:p>-5.6994999999999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A-1.txt</text:p>
          </table:table-cell>
          <table:table-cell table:number-columns-repeated="2" office:value-type="float" office:value="21.1965" calcext:value-type="float">
            <text:p>21.1965</text:p>
          </table:table-cell>
          <table:table-cell office:value-type="float" office:value="215" calcext:value-type="float">
            <text:p>215</text:p>
          </table:table-cell>
          <table:table-cell office:value-type="float" office:value="21.1965" calcext:value-type="float">
            <text:p>21.196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A-2.txt</text:p>
          </table:table-cell>
          <table:table-cell table:number-columns-repeated="2" office:value-type="float" office:value="20.7847" calcext:value-type="float">
            <text:p>20.7847</text:p>
          </table:table-cell>
          <table:table-cell office:value-type="float" office:value="16" calcext:value-type="float">
            <text:p>16</text:p>
          </table:table-cell>
          <table:table-cell office:value-type="float" office:value="20.7847" calcext:value-type="float">
            <text:p>20.784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B-1.txt</text:p>
          </table:table-cell>
          <table:table-cell table:number-columns-repeated="2" office:value-type="float" office:value="-0.425945" calcext:value-type="float">
            <text:p>-0.425945</text:p>
          </table:table-cell>
          <table:table-cell office:value-type="float" office:value="8" calcext:value-type="float">
            <text:p>8</text:p>
          </table:table-cell>
          <table:table-cell office:value-type="float" office:value="-0.425899999999999" calcext:value-type="float">
            <text:p>-0.4258999999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B-2.txt</text:p>
          </table:table-cell>
          <table:table-cell table:number-columns-repeated="2" office:value-type="float" office:value="22.6297" calcext:value-type="float">
            <text:p>22.6297</text:p>
          </table:table-cell>
          <table:table-cell office:value-type="float" office:value="3863" calcext:value-type="float">
            <text:p>3863</text:p>
          </table:table-cell>
          <table:table-cell office:value-type="float" office:value="22.4988" calcext:value-type="float">
            <text:p>22.49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C-1.txt</text:p>
          </table:table-cell>
          <table:table-cell table:number-columns-repeated="2" office:value-type="float" office:value="-0.312691" calcext:value-type="float">
            <text:p>-0.312691</text:p>
          </table:table-cell>
          <table:table-cell office:value-type="float" office:value="2256" calcext:value-type="float">
            <text:p>2256</text:p>
          </table:table-cell>
          <table:table-cell office:value-type="float" office:value="-0.3127" calcext:value-type="float">
            <text:p>-0.3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5-C-2.txt</text:p>
          </table:table-cell>
          <table:table-cell table:number-columns-repeated="2" office:value-type="float" office:value="0.176605" calcext:value-type="float">
            <text:p>0.176605</text:p>
          </table:table-cell>
          <table:table-cell office:value-type="float" office:value="8056" calcext:value-type="float">
            <text:p>8056</text:p>
          </table:table-cell>
          <table:table-cell office:value-type="float" office:value="0.176599999999993" calcext:value-type="float">
            <text:p>0.1765999999999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rp-6-6-A-1.txt</text:p>
          </table:table-cell>
          <table:table-cell table:number-columns-repeated="2" office:value-type="float" office:value="21.482" calcext:value-type="float">
            <text:p>21.482</text:p>
          </table:table-cell>
          <table:table-cell office:value-type="float" office:value="282" calcext:value-type="float">
            <text:p>282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A-2.txt</text:p>
          </table:table-cell>
          <table:table-cell table:number-columns-repeated="2" office:value-type="float" office:value="21.2059" calcext:value-type="float">
            <text:p>21.2059</text:p>
          </table:table-cell>
          <table:table-cell office:value-type="float" office:value="3121" calcext:value-type="float">
            <text:p>3121</text:p>
          </table:table-cell>
          <table:table-cell office:value-type="float" office:value="21.206" calcext:value-type="float">
            <text:p>21.20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B-1.txt</text:p>
          </table:table-cell>
          <table:table-cell table:number-columns-repeated="2" office:value-type="float" office:value="12.6127" calcext:value-type="float">
            <text:p>12.6127</text:p>
          </table:table-cell>
          <table:table-cell office:value-type="float" office:value="217" calcext:value-type="float">
            <text:p>217</text:p>
          </table:table-cell>
          <table:table-cell office:value-type="float" office:value="12.6127" calcext:value-type="float">
            <text:p>12.61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rp-6-6-B-2.txt</text:p>
          </table:table-cell>
          <table:table-cell table:number-columns-repeated="2" office:value-type="float" office:value="-5.88824" calcext:value-type="float">
            <text:p>-5.88824</text:p>
          </table:table-cell>
          <table:table-cell office:value-type="float" office:value="1389" calcext:value-type="float">
            <text:p>1389</text:p>
          </table:table-cell>
          <table:table-cell office:value-type="float" office:value="-6.7185" calcext:value-type="float">
            <text:p>-6.718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C-1.txt</text:p>
          </table:table-cell>
          <table:table-cell table:number-columns-repeated="2" office:value-type="float" office:value="-7.39003" calcext:value-type="float">
            <text:p>-7.39003</text:p>
          </table:table-cell>
          <table:table-cell office:value-type="float" office:value="4651" calcext:value-type="float">
            <text:p>4651</text:p>
          </table:table-cell>
          <table:table-cell office:value-type="float" office:value="-7.39" calcext:value-type="float">
            <text:p>-7.3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6-C-2.txt</text:p>
          </table:table-cell>
          <table:table-cell table:number-columns-repeated="2" office:value-type="float" office:value="-40.8621" calcext:value-type="float">
            <text:p>-40.8621</text:p>
          </table:table-cell>
          <table:table-cell office:value-type="float" office:value="229" calcext:value-type="float">
            <text:p>229</text:p>
          </table:table-cell>
          <table:table-cell office:value-type="float" office:value="-40.8616" calcext:value-type="float">
            <text:p>-40.8616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A-1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.5046" calcext:value-type="float">
            <text:p>7.50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A-2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46" calcext:value-type="float">
            <text:p>1046</text:p>
          </table:table-cell>
          <table:table-cell office:value-type="float" office:value="32.95164" calcext:value-type="float">
            <text:p>32.951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B-1.txt</text:p>
          </table:table-cell>
          <table:table-cell table:number-columns-repeated="2" office:value-type="float" office:value="-0.916816" calcext:value-type="float">
            <text:p>-0.916816</text:p>
          </table:table-cell>
          <table:table-cell office:value-type="float" office:value="3048" calcext:value-type="float">
            <text:p>3048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1.3209" calcext:value-type="float">
            <text:p>-1.32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C-1.txt</text:p>
          </table:table-cell>
          <table:table-cell table:number-columns-repeated="2" office:value-type="float" office:value="-10.0972" calcext:value-type="float">
            <text:p>-10.0972</text:p>
          </table:table-cell>
          <table:table-cell office:value-type="float" office:value="2941" calcext:value-type="float">
            <text:p>2941</text:p>
          </table:table-cell>
          <table:table-cell office:value-type="float" office:value="-10.0972" calcext:value-type="float">
            <text:p>-10.0972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7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7.68300000000001" calcext:value-type="float">
            <text:p>-7.6830000000000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A-1.txt</text:p>
          </table:table-cell>
          <table:table-cell table:number-columns-repeated="2" office:value-type="float" office:value="-3.31039" calcext:value-type="float">
            <text:p>-3.31039</text:p>
          </table:table-cell>
          <table:table-cell office:value-type="float" office:value="14" calcext:value-type="float">
            <text:p>14</text:p>
          </table:table-cell>
          <table:table-cell office:value-type="float" office:value="-2.3686" calcext:value-type="float">
            <text:p>-2.368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A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.844" calcext:value-type="float">
            <text:p>7.8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B-1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-0.192900000000002" calcext:value-type="float">
            <text:p>-0.192900000000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B-2.txt</text:p>
          </table:table-cell>
          <table:table-cell table:number-columns-repeated="2" office:value-type="float" office:value="0.277422" calcext:value-type="float">
            <text:p>0.277422</text:p>
          </table:table-cell>
          <table:table-cell office:value-type="float" office:value="5" calcext:value-type="float">
            <text:p>5</text:p>
          </table:table-cell>
          <table:table-cell office:value-type="float" office:value="8.5198" calcext:value-type="float">
            <text:p>8.51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6.80220000000001" calcext:value-type="float">
            <text:p>-6.8022000000000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8-C-2.txt</text:p>
          </table:table-cell>
          <table:table-cell table:number-columns-repeated="2" office:value-type="float" office:value="-23.923" calcext:value-type="float">
            <text:p>-23.923</text:p>
          </table:table-cell>
          <table:table-cell office:value-type="float" office:value="49" calcext:value-type="float">
            <text:p>49</text:p>
          </table:table-cell>
          <table:table-cell office:value-type="float" office:value="-23.923" calcext:value-type="float">
            <text:p>-23.923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A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1345" calcext:value-type="float">
            <text:p>10.1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A-2.txt</text:p>
          </table:table-cell>
          <table:table-cell table:number-columns-repeated="2" office:value-type="float" office:value="14.3973" calcext:value-type="float">
            <text:p>14.3973</text:p>
          </table:table-cell>
          <table:table-cell office:value-type="float" office:value="113" calcext:value-type="float">
            <text:p>113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.5228" calcext:value-type="float">
            <text:p>6.52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.493" calcext:value-type="float">
            <text:p>10.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6.57870000000001" calcext:value-type="float">
            <text:p>-6.5787000000000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6-9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0.8187" calcext:value-type="float">
            <text:p>-30.818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A-1.txt</text:p>
          </table:table-cell>
          <table:table-cell table:number-columns-repeated="2" office:value-type="float" office:value="14.7969" calcext:value-type="float">
            <text:p>14.7969</text:p>
          </table:table-cell>
          <table:table-cell office:value-type="float" office:value="2095" calcext:value-type="float">
            <text:p>2095</text:p>
          </table:table-cell>
          <table:table-cell office:value-type="float" office:value="14.7969" calcext:value-type="float">
            <text:p>14.79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A-2.txt</text:p>
          </table:table-cell>
          <table:table-cell table:number-columns-repeated="2" office:value-type="float" office:value="18.6876" calcext:value-type="float">
            <text:p>18.6876</text:p>
          </table:table-cell>
          <table:table-cell office:value-type="float" office:value="295" calcext:value-type="float">
            <text:p>295</text:p>
          </table:table-cell>
          <table:table-cell office:value-type="float" office:value="18.6875" calcext:value-type="float">
            <text:p>18.687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B-1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30" calcext:value-type="float">
            <text:p>1730</text:p>
          </table:table-cell>
          <table:table-cell office:value-type="float" office:value="12.9185" calcext:value-type="float">
            <text:p>12.91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B-2.txt</text:p>
          </table:table-cell>
          <table:table-cell table:number-columns-repeated="2" office:value-type="float" office:value="19.5504" calcext:value-type="float">
            <text:p>19.5504</text:p>
          </table:table-cell>
          <table:table-cell office:value-type="float" office:value="1987" calcext:value-type="float">
            <text:p>1987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C-1.txt</text:p>
          </table:table-cell>
          <table:table-cell table:number-columns-repeated="2" office:value-type="float" office:value="-0.863562" calcext:value-type="float">
            <text:p>-0.863562</text:p>
          </table:table-cell>
          <table:table-cell office:value-type="float" office:value="369" calcext:value-type="float">
            <text:p>369</text:p>
          </table:table-cell>
          <table:table-cell office:value-type="float" office:value="-0.863600000000005" calcext:value-type="float">
            <text:p>-0.863600000000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5-C-2.txt</text:p>
          </table:table-cell>
          <table:table-cell table:number-columns-repeated="2" office:value-type="float" office:value="3.26432" calcext:value-type="float">
            <text:p>3.26432</text:p>
          </table:table-cell>
          <table:table-cell office:value-type="float" office:value="24083" calcext:value-type="float">
            <text:p>24083</text:p>
          </table:table-cell>
          <table:table-cell office:value-type="float" office:value="3.26439999999999" calcext:value-type="float">
            <text:p>3.264399999999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A-1.txt</text:p>
          </table:table-cell>
          <table:table-cell table:number-columns-repeated="2" office:value-type="float" office:value="11.1699" calcext:value-type="float">
            <text:p>11.1699</text:p>
          </table:table-cell>
          <table:table-cell office:value-type="float" office:value="234" calcext:value-type="float">
            <text:p>234</text:p>
          </table:table-cell>
          <table:table-cell office:value-type="float" office:value="11.17" calcext:value-type="float">
            <text:p>11.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A-2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59" calcext:value-type="float">
            <text:p>4459</text:p>
          </table:table-cell>
          <table:table-cell office:value-type="float" office:value="14.4374" calcext:value-type="float">
            <text:p>14.43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B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.0047" calcext:value-type="float">
            <text:p>8.00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B-2.txt</text:p>
          </table:table-cell>
          <table:table-cell table:number-columns-repeated="2" office:value-type="float" office:value="6.78851" calcext:value-type="float">
            <text:p>6.78851</text:p>
          </table:table-cell>
          <table:table-cell office:value-type="float" office:value="2625" calcext:value-type="float">
            <text:p>2625</text:p>
          </table:table-cell>
          <table:table-cell office:value-type="float" office:value="6.7886" calcext:value-type="float">
            <text:p>6.788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C-1.txt</text:p>
          </table:table-cell>
          <table:table-cell table:number-columns-repeated="2" office:value-type="float" office:value="3.18288" calcext:value-type="float">
            <text:p>3.18288</text:p>
          </table:table-cell>
          <table:table-cell office:value-type="float" office:value="2531" calcext:value-type="float">
            <text:p>2531</text:p>
          </table:table-cell>
          <table:table-cell office:value-type="float" office:value="3.0686" calcext:value-type="float">
            <text:p>3.0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6-C-2.txt</text:p>
          </table:table-cell>
          <table:table-cell table:number-columns-repeated="2" office:value-type="float" office:value="-21.1941" calcext:value-type="float">
            <text:p>-21.1941</text:p>
          </table:table-cell>
          <table:table-cell office:value-type="float" office:value="990" calcext:value-type="float">
            <text:p>990</text:p>
          </table:table-cell>
          <table:table-cell office:value-type="float" office:value="-21.1938" calcext:value-type="float">
            <text:p>-21.1938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A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2.0748" calcext:value-type="float">
            <text:p>22.07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A-2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.3254" calcext:value-type="float">
            <text:p>7.3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B-1.txt</text:p>
          </table:table-cell>
          <table:table-cell table:number-columns-repeated="2" office:value-type="float" office:value="9.50129" calcext:value-type="float">
            <text:p>9.50129</text:p>
          </table:table-cell>
          <table:table-cell office:value-type="float" office:value="920" calcext:value-type="float">
            <text:p>920</text:p>
          </table:table-cell>
          <table:table-cell office:value-type="float" office:value="9.5013" calcext:value-type="float">
            <text:p>9.50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B-2.txt</text:p>
          </table:table-cell>
          <table:table-cell table:number-columns-repeated="2" office:value-type="float" office:value="2.05842" calcext:value-type="float">
            <text:p>2.05842</text:p>
          </table:table-cell>
          <table:table-cell office:value-type="float" office:value="207" calcext:value-type="float">
            <text:p>207</text:p>
          </table:table-cell>
          <table:table-cell office:value-type="float" office:value="2.0585" calcext:value-type="float">
            <text:p>2.05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C-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3.80980000000001" calcext:value-type="float">
            <text:p>3.8098000000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7-C-2.txt</text:p>
          </table:table-cell>
          <table:table-cell table:number-columns-repeated="2" office:value-type="float" office:value="-48.8885" calcext:value-type="float">
            <text:p>-48.8885</text:p>
          </table:table-cell>
          <table:table-cell office:value-type="float" office:value="3668" calcext:value-type="float">
            <text:p>3668</text:p>
          </table:table-cell>
          <table:table-cell office:value-type="float" office:value="-48.8881" calcext:value-type="float">
            <text:p>-48.8881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A-1.txt</text:p>
          </table:table-cell>
          <table:table-cell table:number-columns-repeated="2" office:value-type="float" office:value="17.789" calcext:value-type="float">
            <text:p>17.789</text:p>
          </table:table-cell>
          <table:table-cell office:value-type="float" office:value="25" calcext:value-type="float">
            <text:p>25</text:p>
          </table:table-cell>
          <table:table-cell office:value-type="float" office:value="17.789" calcext:value-type="float">
            <text:p>17.7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A-2.txt</text:p>
          </table:table-cell>
          <table:table-cell table:number-columns-repeated="2" office:value-type="float" office:value="11.768" calcext:value-type="float">
            <text:p>11.768</text:p>
          </table:table-cell>
          <table:table-cell office:value-type="float" office:value="3" calcext:value-type="float">
            <text:p>3</text:p>
          </table:table-cell>
          <table:table-cell office:value-type="float" office:value="11.768" calcext:value-type="float">
            <text:p>11.7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B-1.txt</text:p>
          </table:table-cell>
          <table:table-cell table:number-columns-repeated="2" office:value-type="float" office:value="12.6937" calcext:value-type="float">
            <text:p>12.6937</text:p>
          </table:table-cell>
          <table:table-cell office:value-type="float" office:value="768" calcext:value-type="float">
            <text:p>768</text:p>
          </table:table-cell>
          <table:table-cell office:value-type="float" office:value="12.6937" calcext:value-type="float">
            <text:p>12.69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.9812" calcext:value-type="float">
            <text:p>9.98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C-1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30.9995" calcext:value-type="float">
            <text:p>-30.999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7-8-C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-24.0196" calcext:value-type="float">
            <text:p>-24.0196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A-1.txt</text:p>
          </table:table-cell>
          <table:table-cell table:number-columns-repeated="2" office:value-type="float" office:value="27.0525" calcext:value-type="float">
            <text:p>27.0525</text:p>
          </table:table-cell>
          <table:table-cell office:value-type="float" office:value="27" calcext:value-type="float">
            <text:p>27</text:p>
          </table:table-cell>
          <table:table-cell office:value-type="float" office:value="27.0525" calcext:value-type="float">
            <text:p>27.05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A-2.txt</text:p>
          </table:table-cell>
          <table:table-cell table:number-columns-repeated="2" office:value-type="float" office:value="17.9703" calcext:value-type="float">
            <text:p>17.9703</text:p>
          </table:table-cell>
          <table:table-cell office:value-type="float" office:value="1551" calcext:value-type="float">
            <text:p>1551</text:p>
          </table:table-cell>
          <table:table-cell office:value-type="float" office:value="17.9703" calcext:value-type="float">
            <text:p>17.970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B-1.txt</text:p>
          </table:table-cell>
          <table:table-cell table:number-columns-repeated="2" office:value-type="float" office:value="21.8171" calcext:value-type="float">
            <text:p>21.8171</text:p>
          </table:table-cell>
          <table:table-cell office:value-type="float" office:value="378" calcext:value-type="float">
            <text:p>378</text:p>
          </table:table-cell>
          <table:table-cell office:value-type="float" office:value="21.8171" calcext:value-type="float">
            <text:p>21.817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B-2.txt</text:p>
          </table:table-cell>
          <table:table-cell table:number-columns-repeated="2" office:value-type="float" office:value="-3.55052" calcext:value-type="float">
            <text:p>-3.55052</text:p>
          </table:table-cell>
          <table:table-cell office:value-type="float" office:value="7" calcext:value-type="float">
            <text:p>7</text:p>
          </table:table-cell>
          <table:table-cell office:value-type="float" office:value="-3.5505" calcext:value-type="float">
            <text:p>-3.550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C-1.txt</text:p>
          </table:table-cell>
          <table:table-cell table:number-columns-repeated="2" office:value-type="float" office:value="-4.13175" calcext:value-type="float">
            <text:p>-4.13175</text:p>
          </table:table-cell>
          <table:table-cell office:value-type="float" office:value="3524" calcext:value-type="float">
            <text:p>3524</text:p>
          </table:table-cell>
          <table:table-cell office:value-type="float" office:value="-4.1318" calcext:value-type="float">
            <text:p>-4.131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5-C-2.txt</text:p>
          </table:table-cell>
          <table:table-cell table:number-columns-repeated="2" office:value-type="float" office:value="14.0377" calcext:value-type="float">
            <text:p>14.0377</text:p>
          </table:table-cell>
          <table:table-cell office:value-type="float" office:value="153" calcext:value-type="float">
            <text:p>153</text:p>
          </table:table-cell>
          <table:table-cell office:value-type="float" office:value="14.0377" calcext:value-type="float">
            <text:p>14.037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A-1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44" calcext:value-type="float">
            <text:p>2344</text:p>
          </table:table-cell>
          <table:table-cell office:value-type="float" office:value="20.9902" calcext:value-type="float">
            <text:p>20.99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A-2.txt</text:p>
          </table:table-cell>
          <table:table-cell table:number-columns-repeated="2" office:value-type="float" office:value="19.7206" calcext:value-type="float">
            <text:p>19.7206</text:p>
          </table:table-cell>
          <table:table-cell office:value-type="float" office:value="1277" calcext:value-type="float">
            <text:p>1277</text:p>
          </table:table-cell>
          <table:table-cell office:value-type="float" office:value="19.7206" calcext:value-type="float">
            <text:p>19.720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B-1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8.9464" calcext:value-type="float">
            <text:p>8.94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B-2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638" calcext:value-type="float">
            <text:p>6638</text:p>
          </table:table-cell>
          <table:table-cell office:value-type="float" office:value="26.2315" calcext:value-type="float">
            <text:p>26.23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C-1.txt</text:p>
          </table:table-cell>
          <table:table-cell office:value-type="float" office:value="-11.5289" calcext:value-type="float">
            <text:p>-11.5289</text:p>
          </table:table-cell>
          <table:table-cell office:value-type="float" office:value="3" calcext:value-type="float">
            <text:p>3</text:p>
          </table:table-cell>
          <table:table-cell office:value-type="float" office:value="95183" calcext:value-type="float">
            <text:p>95183</text:p>
          </table:table-cell>
          <table:table-cell office:value-type="float" office:value="2.81299999999999" calcext:value-type="float">
            <text:p>2.812999999999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6-C-2.txt</text:p>
          </table:table-cell>
          <table:table-cell table:number-columns-repeated="2" office:value-type="float" office:value="-24.5843" calcext:value-type="float">
            <text:p>-24.5843</text:p>
          </table:table-cell>
          <table:table-cell office:value-type="float" office:value="45696" calcext:value-type="float">
            <text:p>45696</text:p>
          </table:table-cell>
          <table:table-cell office:value-type="float" office:value="-24.5843" calcext:value-type="float">
            <text:p>-24.5843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A-1.txt</text:p>
          </table:table-cell>
          <table:table-cell table:number-columns-repeated="2" office:value-type="float" office:value="13.3629" calcext:value-type="float">
            <text:p>13.3629</text:p>
          </table:table-cell>
          <table:table-cell office:value-type="float" office:value="2501" calcext:value-type="float">
            <text:p>2501</text:p>
          </table:table-cell>
          <table:table-cell office:value-type="float" office:value="13.363" calcext:value-type="float">
            <text:p>13.3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A-2.txt</text:p>
          </table:table-cell>
          <table:table-cell table:number-columns-repeated="2" office:value-type="float" office:value="8.68423" calcext:value-type="float">
            <text:p>8.68423</text:p>
          </table:table-cell>
          <table:table-cell office:value-type="float" office:value="375" calcext:value-type="float">
            <text:p>375</text:p>
          </table:table-cell>
          <table:table-cell office:value-type="float" office:value="8.6842" calcext:value-type="float">
            <text:p>8.68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B-1.txt</text:p>
          </table:table-cell>
          <table:table-cell table:number-columns-repeated="2" office:value-type="float" office:value="-3.36714" calcext:value-type="float">
            <text:p>-3.36714</text:p>
          </table:table-cell>
          <table:table-cell office:value-type="float" office:value="179" calcext:value-type="float">
            <text:p>179</text:p>
          </table:table-cell>
          <table:table-cell office:value-type="float" office:value="-3.3671" calcext:value-type="float">
            <text:p>-3.367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B-2.txt</text:p>
          </table:table-cell>
          <table:table-cell office:value-type="float" office:value="3.25577" calcext:value-type="float">
            <text:p>3.25577</text:p>
          </table:table-cell>
          <table:table-cell office:value-type="float" office:value="20" calcext:value-type="float">
            <text:p>20</text:p>
          </table:table-cell>
          <table:table-cell office:value-type="float" office:value="94141" calcext:value-type="float">
            <text:p>94141</text:p>
          </table:table-cell>
          <table:table-cell office:value-type="float" office:value="19.8522" calcext:value-type="float">
            <text:p>19.85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C-1.txt</text:p>
          </table:table-cell>
          <table:table-cell table:number-columns-repeated="2" office:value-type="float" office:value="-18.3416" calcext:value-type="float">
            <text:p>-18.3416</text:p>
          </table:table-cell>
          <table:table-cell office:value-type="float" office:value="33292" calcext:value-type="float">
            <text:p>33292</text:p>
          </table:table-cell>
          <table:table-cell office:value-type="float" office:value="-18.6604" calcext:value-type="float">
            <text:p>-18.660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8-7-C-2.txt</text:p>
          </table:table-cell>
          <table:table-cell table:number-columns-repeated="2" office:value-type="float" office:value="-8.7212" calcext:value-type="float">
            <text:p>-8.7212</text:p>
          </table:table-cell>
          <table:table-cell office:value-type="float" office:value="32610" calcext:value-type="float">
            <text:p>32610</text:p>
          </table:table-cell>
          <table:table-cell office:value-type="float" office:value="-8.7212" calcext:value-type="float">
            <text:p>-8.72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A-1.tx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978" calcext:value-type="float">
            <text:p>9978</text:p>
          </table:table-cell>
          <table:table-cell office:value-type="float" office:value="29.0204" calcext:value-type="float">
            <text:p>29.02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A-2.txt</text:p>
          </table:table-cell>
          <table:table-cell office:value-type="float" office:value="17.3996" calcext:value-type="float">
            <text:p>17.3996</text:p>
          </table:table-cell>
          <table:table-cell office:value-type="float" office:value="37.4239" calcext:value-type="float">
            <text:p>37.4239</text:p>
          </table:table-cell>
          <table:table-cell office:value-type="float" office:value="73612" calcext:value-type="float">
            <text:p>73612</text:p>
          </table:table-cell>
          <table:table-cell office:value-type="float" office:value="37.42383" calcext:value-type="float">
            <text:p>37.423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B-1.txt</text:p>
          </table:table-cell>
          <table:table-cell table:number-columns-repeated="2" office:value-type="float" office:value="11.7307" calcext:value-type="float">
            <text:p>11.7307</text:p>
          </table:table-cell>
          <table:table-cell office:value-type="float" office:value="11170" calcext:value-type="float">
            <text:p>11170</text:p>
          </table:table-cell>
          <table:table-cell office:value-type="float" office:value="11.7307" calcext:value-type="float">
            <text:p>11.73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B-2.txt</text:p>
          </table:table-cell>
          <table:table-cell table:number-columns-repeated="2" office:value-type="float" office:value="26.6884" calcext:value-type="float">
            <text:p>26.6884</text:p>
          </table:table-cell>
          <table:table-cell office:value-type="float" office:value="36585" calcext:value-type="float">
            <text:p>36585</text:p>
          </table:table-cell>
          <table:table-cell office:value-type="float" office:value="26.6884" calcext:value-type="float">
            <text:p>26.688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C-1.txt</text:p>
          </table:table-cell>
          <table:table-cell table:number-columns-repeated="2" office:value-type="float" office:value="14.5224" calcext:value-type="float">
            <text:p>14.5224</text:p>
          </table:table-cell>
          <table:table-cell office:value-type="float" office:value="1025" calcext:value-type="float">
            <text:p>1025</text:p>
          </table:table-cell>
          <table:table-cell office:value-type="float" office:value="14.5224" calcext:value-type="float">
            <text:p>14.52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5-C-2.txt</text:p>
          </table:table-cell>
          <table:table-cell table:number-columns-repeated="2" office:value-type="float" office:value="-12.7238" calcext:value-type="float">
            <text:p>-12.7238</text:p>
          </table:table-cell>
          <table:table-cell office:value-type="float" office:value="82" calcext:value-type="float">
            <text:p>82</text:p>
          </table:table-cell>
          <table:table-cell office:value-type="float" office:value="-12.7237" calcext:value-type="float">
            <text:p>-12.7237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A-1.txt</text:p>
          </table:table-cell>
          <table:table-cell table:number-columns-repeated="2" office:value-type="float" office:value="26.6557" calcext:value-type="float">
            <text:p>26.6557</text:p>
          </table:table-cell>
          <table:table-cell office:value-type="float" office:value="20559" calcext:value-type="float">
            <text:p>20559</text:p>
          </table:table-cell>
          <table:table-cell office:value-type="float" office:value="26.6557" calcext:value-type="float">
            <text:p>26.655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A-2.txt</text:p>
          </table:table-cell>
          <table:table-cell office:value-type="float" office:value="18.2296" calcext:value-type="float">
            <text:p>18.2296</text:p>
          </table:table-cell>
          <table:table-cell office:value-type="float" office:value="27.4069" calcext:value-type="float">
            <text:p>27.4069</text:p>
          </table:table-cell>
          <table:table-cell office:value-type="float" office:value="88166" calcext:value-type="float">
            <text:p>88166</text:p>
          </table:table-cell>
          <table:table-cell office:value-type="float" office:value="27.4069" calcext:value-type="float">
            <text:p>27.40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B-1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135" calcext:value-type="float">
            <text:p>23135</text:p>
          </table:table-cell>
          <table:table-cell office:value-type="float" office:value="6.0834" calcext:value-type="float">
            <text:p>6.08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B-2.tx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.545200000000001" calcext:value-type="float">
            <text:p>0.54520000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#VALU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C-1.txt</text:p>
          </table:table-cell>
          <table:table-cell table:number-columns-repeated="2" office:value-type="float" office:value="-6.08145" calcext:value-type="float">
            <text:p>-6.08145</text:p>
          </table:table-cell>
          <table:table-cell office:value-type="float" office:value="1091" calcext:value-type="float">
            <text:p>1091</text:p>
          </table:table-cell>
          <table:table-cell office:value-type="float" office:value="-6.08200000000001" calcext:value-type="float">
            <text:p>-6.0820000000000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p-9-6-C-2.txt</text:p>
          </table:table-cell>
          <table:table-cell table:number-columns-repeated="2" office:value-type="float" office:value="-2.53569" calcext:value-type="float">
            <text:p>-2.53569</text:p>
          </table:table-cell>
          <table:table-cell office:value-type="float" office:value="115607" calcext:value-type="float">
            <text:p>115607</text:p>
          </table:table-cell>
          <table:table-cell office:value-type="float" office:value="-2.53570000000001" calcext:value-type="float">
            <text:p>-2.5357000000000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7"/>
          <table:table-cell office:value-type="float" office:value="0.523809523809524" calcext:value-type="float">
            <text:p>0.523809523809524</text:p>
          </table:table-cell>
          <table:table-cell office:value-type="float" office:value="0.23015873015873" calcext:value-type="float">
            <text:p>0.23015873015873</text:p>
          </table:table-cell>
          <table:table-cell office:value-type="float" office:value="0.246031746031746" calcext:value-type="float">
            <text:p>0.2460317460317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3T14:56:47.693334172</dc:date>
    <meta:editing-duration>PT9H44M30S</meta:editing-duration>
    <meta:editing-cycles>4</meta:editing-cycles>
    <meta:generator>LibreOffice/7.3.7.2$Linux_X86_64 LibreOffice_project/30$Build-2</meta:generator>
    <meta:document-statistic meta:table-count="1" meta:cell-count="1024" meta:object-count="0"/>
  </office:meta>
</office:document-meta>
</file>